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</office:font-face-decls>
  <office:automatic-styles>
    <style:style style:name="P1" style:family="paragraph" style:parent-style-name="Standard">
      <style:text-properties officeooo:rsid="0006e059" officeooo:paragraph-rsid="0006e059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officeooo:rsid="0006e059" officeooo:paragraph-rsid="0006e059"/>
    </style:style>
    <style:style style:name="P3" style:family="paragraph" style:parent-style-name="Standard">
      <style:text-properties officeooo:rsid="0006e059" officeooo:paragraph-rsid="0009079e"/>
    </style:style>
    <style:style style:name="P4" style:family="paragraph" style:parent-style-name="Standard">
      <style:text-properties officeooo:rsid="0006e059" officeooo:paragraph-rsid="000e7e60"/>
    </style:style>
    <style:style style:name="P5" style:family="paragraph" style:parent-style-name="Standard">
      <style:text-properties officeooo:rsid="0006e059" officeooo:paragraph-rsid="001069d8"/>
    </style:style>
    <style:style style:name="P6" style:family="paragraph" style:parent-style-name="Standard">
      <style:text-properties officeooo:rsid="0006e059" officeooo:paragraph-rsid="00118c11"/>
    </style:style>
    <style:style style:name="P7" style:family="paragraph" style:parent-style-name="Standard">
      <style:text-properties officeooo:rsid="0006e059" officeooo:paragraph-rsid="0019fbee"/>
    </style:style>
    <style:style style:name="P8" style:family="paragraph" style:parent-style-name="Standard">
      <style:text-properties officeooo:rsid="0006e059" officeooo:paragraph-rsid="00190133"/>
    </style:style>
    <style:style style:name="P9" style:family="paragraph" style:parent-style-name="Standard">
      <style:text-properties officeooo:rsid="0006e059" officeooo:paragraph-rsid="000ce4a8"/>
    </style:style>
    <style:style style:name="P10" style:family="paragraph" style:parent-style-name="Standard">
      <style:text-properties fo:font-size="16pt" fo:font-weight="bold" officeooo:rsid="0006e059" officeooo:paragraph-rsid="0006e059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06e059" officeooo:paragraph-rsid="0009079e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fo:font-weight="bold" officeooo:rsid="0006e059" officeooo:paragraph-rsid="000e7e60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6pt" fo:font-weight="bold" officeooo:rsid="0006e059" officeooo:paragraph-rsid="001069d8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fo:font-weight="bold" officeooo:rsid="0006e059" officeooo:paragraph-rsid="00118c11" style:font-size-asian="16pt" style:font-weight-asian="bold" style:font-size-complex="16pt" style:font-weight-complex="bold"/>
    </style:style>
    <style:style style:name="P15" style:family="paragraph" style:parent-style-name="Standard">
      <style:text-properties style:font-name="Noto Mono" fo:font-size="10pt" officeooo:rsid="0006e059" officeooo:paragraph-rsid="001069d8" style:font-size-asian="10pt" style:font-size-complex="10pt"/>
    </style:style>
    <style:style style:name="P16" style:family="paragraph" style:parent-style-name="Standard">
      <style:text-properties style:font-name="Noto Mono" fo:font-size="10pt" officeooo:rsid="0006e059" officeooo:paragraph-rsid="00186a05" style:font-size-asian="10pt" style:font-size-complex="10pt"/>
    </style:style>
    <style:style style:name="P17" style:family="paragraph" style:parent-style-name="Standard">
      <style:text-properties style:font-name="Noto Mono" fo:font-size="10pt" officeooo:rsid="0006e059" officeooo:paragraph-rsid="000ce4a8" style:font-size-asian="10pt" style:font-size-complex="10pt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style:font-name="Noto Mono" fo:font-size="10pt" officeooo:rsid="001bf824" officeooo:paragraph-rsid="001bf824" style:font-size-asian="10pt" style:font-size-complex="10pt"/>
    </style:style>
    <style:style style:name="P19" style:family="paragraph" style:parent-style-name="Standard">
      <style:text-properties style:font-name="Noto Mono" fo:font-size="10pt" officeooo:rsid="001bf824" officeooo:paragraph-rsid="0006e059" style:font-size-asian="10pt" style:font-size-complex="10pt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officeooo:rsid="001bf824" officeooo:paragraph-rsid="001bf824"/>
    </style:style>
    <style:style style:name="P21" style:family="paragraph" style:parent-style-name="Standard">
      <style:text-properties officeooo:rsid="001dca46" officeooo:paragraph-rsid="001dca46"/>
    </style:style>
    <style:style style:name="P22" style:family="paragraph" style:parent-style-name="Standard">
      <style:text-properties officeooo:rsid="001ec33f" officeooo:paragraph-rsid="001ec33f"/>
    </style:style>
    <style:style style:name="P23" style:family="paragraph" style:parent-style-name="Standard" style:list-style-name="L1">
      <style:text-properties officeooo:rsid="0006e059" officeooo:paragraph-rsid="0006e059"/>
    </style:style>
    <style:style style:name="P24" style:family="paragraph" style:parent-style-name="Standard">
      <style:text-properties officeooo:rsid="0006e059" officeooo:paragraph-rsid="0006e059"/>
    </style:style>
    <style:style style:name="P25" style:family="paragraph" style:parent-style-name="Standard" style:list-style-name="L2">
      <style:text-properties officeooo:rsid="0006e059" officeooo:paragraph-rsid="0009079e"/>
    </style:style>
    <style:style style:name="P26" style:family="paragraph" style:parent-style-name="Standard" style:list-style-name="L2">
      <style:text-properties officeooo:rsid="0006e059" officeooo:paragraph-rsid="000ce4a8"/>
    </style:style>
    <style:style style:name="P27" style:family="paragraph" style:parent-style-name="Standard">
      <style:text-properties officeooo:rsid="0006e059" officeooo:paragraph-rsid="000ce4a8"/>
    </style:style>
    <style:style style:name="P28" style:family="paragraph" style:parent-style-name="Standard">
      <style:text-properties officeooo:rsid="00118c11" officeooo:paragraph-rsid="00118c11"/>
    </style:style>
    <style:style style:name="P29" style:family="paragraph" style:parent-style-name="Standard" style:list-style-name="L3">
      <style:text-properties officeooo:rsid="001a62ef" officeooo:paragraph-rsid="003952ca"/>
    </style:style>
    <style:style style:name="P30" style:family="paragraph" style:parent-style-name="Standard">
      <style:text-properties officeooo:rsid="001a62ef" officeooo:paragraph-rsid="003952ca"/>
    </style:style>
    <style:style style:name="P31" style:family="paragraph" style:parent-style-name="Standard">
      <style:text-properties fo:font-size="16pt" fo:font-weight="bold" officeooo:rsid="0006e059" officeooo:paragraph-rsid="003952ca" style:font-size-asian="16pt" style:font-weight-asian="bold" style:font-size-complex="16pt" style:font-weight-complex="bold"/>
    </style:style>
    <style:style style:name="P32" style:family="paragraph" style:parent-style-name="Standard" style:list-style-name="L3">
      <style:text-properties officeooo:paragraph-rsid="003952ca"/>
    </style:style>
    <style:style style:name="P33" style:family="paragraph" style:parent-style-name="Standard">
      <style:text-properties officeooo:paragraph-rsid="003952ca"/>
    </style:style>
    <style:style style:name="P34" style:family="paragraph" style:parent-style-name="Standard">
      <style:text-properties officeooo:paragraph-rsid="0019fbee"/>
    </style:style>
    <style:style style:name="T1" style:family="text">
      <style:text-properties officeooo:rsid="0009079e"/>
    </style:style>
    <style:style style:name="T2" style:family="text">
      <style:text-properties style:font-name="Noto Mono" fo:font-size="10pt" style:font-size-asian="10pt" style:font-size-complex="10pt"/>
    </style:style>
    <style:style style:name="T3" style:family="text">
      <style:text-properties style:font-name="Noto Mono" fo:font-size="10pt" officeooo:rsid="0009079e" style:font-size-asian="10pt" style:font-size-complex="10pt"/>
    </style:style>
    <style:style style:name="T4" style:family="text">
      <style:text-properties style:font-name="Noto Mono" fo:font-size="10pt" officeooo:rsid="000ce4a8" style:font-size-asian="10pt" style:font-size-complex="10pt"/>
    </style:style>
    <style:style style:name="T5" style:family="text">
      <style:text-properties style:font-name="Noto Mono" fo:font-size="10pt" officeooo:rsid="001bf824" style:font-size-asian="10pt" style:font-size-complex="10pt"/>
    </style:style>
    <style:style style:name="T6" style:family="text">
      <style:text-properties style:font-name="Noto Mono" fo:font-size="10pt" officeooo:rsid="0006e059" style:font-size-asian="10pt" style:font-size-complex="10pt"/>
    </style:style>
    <style:style style:name="T7" style:family="text">
      <style:text-properties officeooo:rsid="000aecfb"/>
    </style:style>
    <style:style style:name="T8" style:family="text">
      <style:text-properties officeooo:rsid="000c0852"/>
    </style:style>
    <style:style style:name="T9" style:family="text">
      <style:text-properties officeooo:rsid="000e7e60"/>
    </style:style>
    <style:style style:name="T10" style:family="text">
      <style:text-properties officeooo:rsid="001069d8"/>
    </style:style>
    <style:style style:name="T11" style:family="text">
      <style:text-properties officeooo:rsid="00118c11"/>
    </style:style>
    <style:style style:name="T12" style:family="text">
      <style:text-properties officeooo:rsid="0012d862"/>
    </style:style>
    <style:style style:name="T13" style:family="text">
      <style:text-properties officeooo:rsid="0014bb74"/>
    </style:style>
    <style:style style:name="T14" style:family="text">
      <style:text-properties officeooo:rsid="00186a05"/>
    </style:style>
    <style:style style:name="T15" style:family="text">
      <style:text-properties officeooo:rsid="00190133"/>
    </style:style>
    <style:style style:name="T16" style:family="text">
      <style:text-properties officeooo:rsid="001dca46"/>
    </style:style>
    <style:style style:name="T17" style:family="text">
      <style:text-properties officeooo:rsid="002e4124"/>
    </style:style>
    <style:style style:name="T18" style:family="text">
      <style:text-properties officeooo:rsid="002e6249"/>
    </style:style>
    <style:style style:name="T19" style:family="text">
      <style:text-properties style:font-name="Liberation Serif" fo:font-size="12pt" style:font-size-asian="10.5pt" style:font-size-complex="12pt"/>
    </style:style>
    <style:style style:name="T20" style:family="text">
      <style:text-properties style:font-name="Liberation Serif" fo:font-size="12pt" officeooo:rsid="001951c3" style:font-size-asian="10.5pt" style:font-size-complex="12pt"/>
    </style:style>
    <style:style style:name="T21" style:family="text">
      <style:text-properties style:font-name="Liberation Serif" fo:font-size="12pt" officeooo:rsid="00190133" style:font-size-asian="10.5pt" style:font-size-complex="12pt"/>
    </style:style>
    <style:style style:name="T22" style:family="text">
      <style:text-properties style:font-name="Liberation Serif" fo:font-size="12pt" officeooo:rsid="001bd042" style:font-size-asian="10.5pt" style:font-size-complex="12pt"/>
    </style:style>
    <style:style style:name="T23" style:family="text">
      <style:text-properties style:font-name="Liberation Serif" fo:font-size="12pt" officeooo:rsid="003952ca" style:font-size-asian="10.5pt" style:font-size-complex="12pt"/>
    </style:style>
    <style:style style:name="T24" style:family="text">
      <style:text-properties officeooo:rsid="001951c3"/>
    </style:style>
    <style:style style:name="T25" style:family="text">
      <style:text-properties officeooo:rsid="003952c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Aufgabe 1 - Linux-Kommandos</text:p>
      <text:p text:style-name="P1"/>
      <text:p text:style-name="P1">Geben Sie ein Kommando an, mit dem Sie …</text:p>
      <text:p text:style-name="P1"/>
      <text:list xml:id="list4154385752" text:style-name="L1">
        <text:list-item>
          <text:p text:style-name="P23">Handbuchseiten („man pages“) öffnen können.</text:p>
        </text:list-item>
      </text:list>
      <text:p text:style-name="P2"/>
      <text:p text:style-name="P18">man</text:p>
      <text:p text:style-name="P20"/>
      <text:list xml:id="list171819636413471" text:continue-numbering="true" text:style-name="L1">
        <text:list-item>
          <text:p text:style-name="P23">das aktuelle Verzeichnis in der Shell ausgeben können.</text:p>
        </text:list-item>
      </text:list>
      <text:p text:style-name="P2"/>
      <text:p text:style-name="P18">pwd</text:p>
      <text:p text:style-name="P18"/>
      <text:list xml:id="list171819280443379" text:continue-numbering="true" text:style-name="L1">
        <text:list-item>
          <text:p text:style-name="P23">ein neues Verzeichnis erzeugen können.</text:p>
        </text:list-item>
      </text:list>
      <text:p text:style-name="P2"/>
      <text:p text:style-name="P18">mkdir</text:p>
      <text:p text:style-name="P20"/>
      <text:list xml:id="list171818414605243" text:continue-numbering="true" text:style-name="L1">
        <text:list-item>
          <text:p text:style-name="P23">in ein Verzeichnis wechseln können.</text:p>
        </text:list-item>
      </text:list>
      <text:p text:style-name="P2"/>
      <text:p text:style-name="P18">cd</text:p>
      <text:p text:style-name="P20"/>
      <text:list xml:id="list171818368981132" text:continue-numbering="true" text:style-name="L1">
        <text:list-item>
          <text:p text:style-name="P23">den Inhalt eines Verzeichnisses in der Shell ausgeben können.</text:p>
        </text:list-item>
      </text:list>
      <text:p text:style-name="P1"><text:tab/></text:p>
      <text:p text:style-name="P1"><text:tab/><text:span text:style-name="T5">ls</text:span></text:p>
      <text:p text:style-name="P1"/>
      <text:list xml:id="list171819177425577" text:continue-numbering="true" text:style-name="L1">
        <text:list-item>
          <text:p text:style-name="P23">eine leere Datei erzeugen können.</text:p>
        </text:list-item>
      </text:list>
      <text:p text:style-name="P2"/>
      <text:p text:style-name="P18">touch</text:p>
      <text:p text:style-name="P20"/>
      <text:list xml:id="list171818902789641" text:continue-numbering="true" text:style-name="L1">
        <text:list-item>
          <text:p text:style-name="P23">versuchen können den Inhalt einer Datei zu bestimmen.</text:p>
        </text:list-item>
      </text:list>
      <text:p text:style-name="P1"/>
      <text:p text:style-name="P18">file</text:p>
      <text:p text:style-name="P20"/>
      <text:list xml:id="list171817773964159" text:continue-numbering="true" text:style-name="L1">
        <text:list-item>
          <text:p text:style-name="P23">den Inhalt verschiedener Dateien verknüpfen oder den Inhalt einer Datei ausgeben können.</text:p>
        </text:list-item>
      </text:list>
      <text:p text:style-name="P1"/>
      <text:p text:style-name="P1"><text:tab/><text:span text:style-name="T5">cat</text:span></text:p>
      <text:p text:style-name="P1"/>
      <text:list xml:id="list171818338664602" text:continue-numbering="true" text:style-name="L1">
        <text:list-item>
          <text:p text:style-name="P23">Zeilen vom Ende einer Datei in der Shell ausgeben können.</text:p>
        </text:list-item>
      </text:list>
      <text:p text:style-name="P1"/>
      <text:p text:style-name="P1"><text:tab/><text:span text:style-name="T5">tail</text:span></text:p>
      <text:p text:style-name="P1"/>
      <text:list xml:id="list171818790548585" text:continue-numbering="true" text:style-name="L1">
        <text:list-item>
          <text:p text:style-name="P23">Zeilen vom Anfang einer Datei in der Shell ausgeben können.</text:p>
        </text:list-item>
      </text:list>
      <text:p text:style-name="P1"><text:tab/></text:p>
      <text:p text:style-name="P1"><text:tab/><text:span text:style-name="T5">head</text:span></text:p>
      <text:p text:style-name="P1"/>
      <text:list xml:id="list171818714109029" text:continue-numbering="true" text:style-name="L1">
        <text:list-item>
          <text:p text:style-name="P23">Dateien oder Verzeichnisse an eine andere Stelle kopieren können.</text:p>
        </text:list-item>
      </text:list>
      <text:p text:style-name="P1"/>
      <text:p text:style-name="P1"><text:tab/><text:span text:style-name="T5">cp</text:span></text:p>
      <text:p text:style-name="P1"/>
      <text:list xml:id="list171819468773682" text:continue-numbering="true" text:style-name="L1">
        <text:list-item>
          <text:p text:style-name="P23">Dateien oder Verzeichnisse an eine andere Stelle verschieben können.</text:p>
        </text:list-item>
      </text:list>
      <text:p text:style-name="P1"/>
      <text:p text:style-name="P1"><text:tab/><text:span text:style-name="T5">mv</text:span></text:p>
      <text:p text:style-name="P1"/>
      <text:list xml:id="list171818569467376" text:continue-numbering="true" text:style-name="L1">
        <text:list-item>
          <text:p text:style-name="P23">Dateien oder Verzeichnisse löschen können.</text:p>
        </text:list-item>
      </text:list>
      <text:p text:style-name="P1"><text:soft-page-break/></text:p>
      <text:p text:style-name="P1"><text:tab/><text:span text:style-name="T5">rm</text:span></text:p>
      <text:p text:style-name="P19"/>
      <text:list xml:id="list171819497452070" text:continue-numbering="true" text:style-name="L1">
        <text:list-item>
          <text:p text:style-name="P23">ein leeres Verzeichnis löschen können.</text:p>
        </text:list-item>
      </text:list>
      <text:p text:style-name="P1"/>
      <text:p text:style-name="P1"><text:tab/><text:span text:style-name="T5">rmdir</text:span></text:p>
      <text:p text:style-name="P1"/>
      <text:list xml:id="list171818165631232" text:continue-numbering="true" text:style-name="L1">
        <text:list-item>
          <text:p text:style-name="P23">eine Zeichenkette in der Shell ausgeben können.</text:p>
        </text:list-item>
      </text:list>
      <text:p text:style-name="P1"/>
      <text:p text:style-name="P1"><text:tab/><text:span text:style-name="T5">echo</text:span></text:p>
      <text:p text:style-name="P1"/>
      <text:list xml:id="list171819619476695" text:continue-numbering="true" text:style-name="L1">
        <text:list-item>
          <text:p text:style-name="P23">die Dateirechte von Dateien oder Verzeichnissen ändern können.</text:p>
        </text:list-item>
      </text:list>
      <text:p text:style-name="P1"/>
      <text:p text:style-name="P1"><text:tab/><text:span text:style-name="T5">chmod</text:span></text:p>
      <text:p text:style-name="P1"/>
      <text:list xml:id="list171818947031939" text:continue-numbering="true" text:style-name="L1">
        <text:list-item>
          <text:p text:style-name="P23">Das Password eines Benutzers ändern können.</text:p>
        </text:list-item>
      </text:list>
      <text:p text:style-name="P1"/>
      <text:p text:style-name="P1"><text:tab/><text:span text:style-name="T5">passwd</text:span></text:p>
      <text:p text:style-name="P1"/>
      <text:list xml:id="list171817744760715" text:continue-numbering="true" text:style-name="L1">
        <text:list-item>
          <text:p text:style-name="P23">die laufende Sitzung (und damit auch die Shell) beenden und den Rückgabewert eines Shell-Skripts festzulegen können.</text:p>
        </text:list-item>
      </text:list>
      <text:p text:style-name="P21"/>
      <text:p text:style-name="P21"><text:tab/><text:span text:style-name="T5">exit</text:span></text:p>
      <text:p text:style-name="P21"/>
      <text:list xml:id="list171819095527741" text:continue-numbering="true" text:style-name="L1">
        <text:list-item>
          <text:p text:style-name="P23">das System neu starten können.</text:p>
        </text:list-item>
      </text:list>
      <text:p text:style-name="P1"/>
      <text:p text:style-name="P1"><text:tab/><text:span text:style-name="T5">reboot</text:span><text:span text:style-name="T16"> oder alternativ </text:span><text:span text:style-name="T5">shutdown</text:span></text:p>
      <text:p text:style-name="P1"/>
      <text:list xml:id="list171817948918080" text:continue-numbering="true" text:style-name="L1">
        <text:list-item>
          <text:p text:style-name="P23">das System ausschalten können.</text:p>
        </text:list-item>
      </text:list>
      <text:p text:style-name="P1"/>
      <text:p text:style-name="P1"><text:tab/><text:span text:style-name="T5">halt</text:span><text:span text:style-name="T16"> oder alternativ </text:span><text:span text:style-name="T5">shutdown</text:span></text:p>
      <text:p text:style-name="P1"/>
      <text:list xml:id="list171818531123547" text:continue-numbering="true" text:style-name="L1">
        <text:list-item>
          <text:p text:style-name="P23">einen neuen Benutzer erstellen können.</text:p>
        </text:list-item>
      </text:list>
      <text:p text:style-name="P1"/>
      <text:p text:style-name="P1"><text:tab/><text:span text:style-name="T5">adduser</text:span></text:p>
      <text:p text:style-name="P1"/>
      <text:list xml:id="list171819233673708" text:continue-numbering="true" text:style-name="L1">
        <text:list-item>
          <text:p text:style-name="P23">einen Benutzer löschen können.</text:p>
        </text:list-item>
      </text:list>
      <text:p text:style-name="P1"/>
      <text:p text:style-name="P1"><text:tab/><text:span text:style-name="T5">deluser</text:span></text:p>
      <text:p text:style-name="P1"/>
      <text:list xml:id="list171818704142231" text:continue-numbering="true" text:style-name="L1">
        <text:list-item>
          <text:p text:style-name="P23">einen Benutzer ändern können.</text:p>
        </text:list-item>
      </text:list>
      <text:p text:style-name="P1"/>
      <text:p text:style-name="P1"><text:tab/><text:span text:style-name="T5">usermod</text:span></text:p>
      <text:p text:style-name="P1"/>
      <text:list xml:id="list171819137927635" text:continue-numbering="true" text:style-name="L1">
        <text:list-item>
          <text:p text:style-name="P23">die Gruppenzugehörigkeiten des Benutzers ausgeben können.</text:p>
        </text:list-item>
      </text:list>
      <text:p text:style-name="P1"/>
      <text:p text:style-name="P1"><text:tab/><text:span text:style-name="T5">groups</text:span></text:p>
      <text:p text:style-name="P19"/>
      <text:list xml:id="list171819373422867" text:continue-numbering="true" text:style-name="L1">
        <text:list-item>
          <text:p text:style-name="P23">eine neue Gruppe erstellen können.</text:p>
        </text:list-item>
      </text:list>
      <text:p text:style-name="P1"/>
      <text:p text:style-name="P1"><text:tab/><text:span text:style-name="T17">g</text:span><text:span text:style-name="T5">roupadd</text:span></text:p>
      <text:p text:style-name="P1"/>
      <text:list xml:id="list171819051933089" text:continue-numbering="true" text:style-name="L1">
        <text:list-item>
          <text:p text:style-name="P23">eine Gruppe löschen können.</text:p>
        </text:list-item>
      </text:list>
      <text:p text:style-name="P1"><text:soft-page-break/></text:p>
      <text:p text:style-name="P1"><text:tab/><text:span text:style-name="T5">groupdel</text:span></text:p>
      <text:p text:style-name="P1"/>
      <text:list xml:id="list171819041103318" text:continue-numbering="true" text:style-name="L1">
        <text:list-item>
          <text:p text:style-name="P23">eine Gruppe ändern können.</text:p>
        </text:list-item>
      </text:list>
      <text:p text:style-name="P1"/>
      <text:p text:style-name="P1"><text:tab/><text:span text:style-name="T5">groupmod</text:span></text:p>
      <text:p text:style-name="P1"/>
      <text:list xml:id="list171819071511179" text:continue-numbering="true" text:style-name="L1">
        <text:list-item>
          <text:p text:style-name="P23">den Benutzer (⇒ Besitzer) ändern können, der einer Datei oder einem Verzeichnis zugeordnet ist.</text:p>
        </text:list-item>
      </text:list>
      <text:p text:style-name="P1"/>
      <text:p text:style-name="P1"><text:tab/><text:span text:style-name="T5">chown </text:span></text:p>
      <text:p text:style-name="P1"/>
      <text:list xml:id="list171819372159349" text:continue-numbering="true" text:style-name="L1">
        <text:list-item>
          <text:p text:style-name="P23">die Gruppe ändern können, die einer Datei oder einem Verzeichnis zugeordnet ist.</text:p>
        </text:list-item>
      </text:list>
      <text:p text:style-name="P1"/>
      <text:p text:style-name="P1"><text:tab/><text:span text:style-name="T5">chgrp</text:span></text:p>
      <text:p text:style-name="P1"/>
      <text:list xml:id="list171818822329861" text:continue-numbering="true" text:style-name="L1">
        <text:list-item>
          <text:p text:style-name="P23">einen „Link“ erstellen können.</text:p>
        </text:list-item>
      </text:list>
      <text:p text:style-name="P1"/>
      <text:p text:style-name="P1"><text:tab/><text:span text:style-name="T5">ln</text:span></text:p>
      <text:p text:style-name="P1"/>
      <text:list xml:id="list171819717925125" text:continue-numbering="true" text:style-name="L1">
        <text:list-item>
          <text:p text:style-name="P23">eine Datei nach den Zeilen durchsuchen können, die ein Suchmuster enthalten?</text:p>
        </text:list-item>
      </text:list>
      <text:p text:style-name="P1"/>
      <text:p text:style-name="P1"><text:tab/><text:span text:style-name="T5">grep</text:span></text:p>
      <text:p text:style-name="P1"/>
      <text:list xml:id="list171819220581573" text:continue-numbering="true" text:style-name="L1">
        <text:list-item>
          <text:p text:style-name="P23">eine Liste der laufenden Prozesse in der Shell ausgeben können.</text:p>
        </text:list-item>
      </text:list>
      <text:p text:style-name="P1"/>
      <text:p text:style-name="P1"><text:tab/><text:span text:style-name="T5">ps</text:span></text:p>
      <text:p text:style-name="P1"/>
      <text:list xml:id="list171819369577731" text:continue-numbering="true" text:style-name="L1">
        <text:list-item>
          <text:p text:style-name="P23">einen im Hintergrund der Shell laufenden Prozess in den Vordergrund holen können.</text:p>
        </text:list-item>
      </text:list>
      <text:p text:style-name="P1"/>
      <text:p text:style-name="P1"><text:tab/><text:span text:style-name="T5">fg</text:span></text:p>
      <text:p text:style-name="P1"/>
      <text:list xml:id="list171818664586001" text:continue-numbering="true" text:style-name="L1">
        <text:list-item>
          <text:p text:style-name="P23">einen Prozess in den Hintergrund der Shell verschieben können.</text:p>
        </text:list-item>
      </text:list>
      <text:p text:style-name="P1"/>
      <text:p text:style-name="P1"><text:tab/><text:span text:style-name="T5">bg</text:span></text:p>
      <text:p text:style-name="P19"/>
      <text:list xml:id="list171819621582315" text:continue-numbering="true" text:style-name="L1">
        <text:list-item>
          <text:p text:style-name="P23">einen Prozess beenden können.</text:p>
        </text:list-item>
      </text:list>
      <text:p text:style-name="P1"><text:tab/></text:p>
      <text:p text:style-name="P1"><text:tab/><text:span text:style-name="T5">kill</text:span></text:p>
      <text:p text:style-name="P1"/>
      <text:list xml:id="list171817797083927" text:continue-numbering="true" text:style-name="L1">
        <text:list-item>
          <text:p text:style-name="P23">eine Gruppe von Prozessen beenden können.</text:p>
        </text:list-item>
      </text:list>
      <text:p text:style-name="P1"/>
      <text:p text:style-name="P22"><text:tab/><text:span text:style-name="T5">killall</text:span></text:p>
      <text:p text:style-name="P22"/>
      <text:list xml:id="list171817898605592" text:continue-numbering="true" text:style-name="L1">
        <text:list-item>
          <text:p text:style-name="P23">die Priorität eines neuen Prozesses festlegen können.</text:p>
        </text:list-item>
      </text:list>
      <text:p text:style-name="P1"/>
      <text:p text:style-name="P1"><text:tab/><text:span text:style-name="T5">nice</text:span></text:p>
      <text:p text:style-name="P1"/>
      <text:list xml:id="list171817979832081" text:continue-numbering="true" text:style-name="L1">
        <text:list-item>
          <text:p text:style-name="P23">die Priorität eines existierenden Prozesses ändern können.</text:p>
        </text:list-item>
      </text:list>
      <text:p text:style-name="P1"/>
      <text:p text:style-name="P1"><text:tab/><text:span text:style-name="T18">r</text:span><text:span text:style-name="T5">enice</text:span></text:p>
      <text:p text:style-name="P1"/>
      <text:list xml:id="list171818012248211" text:continue-numbering="true" text:style-name="L1">
        <text:list-item>
          <text:p text:style-name="P23"><text:soft-page-break/>eine Liste der existierenden Prozesse als Baumstruktur in der Shell ausgeben können.</text:p>
        </text:list-item>
      </text:list>
      <text:p text:style-name="P1"/>
      <text:p text:style-name="P1"><text:tab/><text:span text:style-name="T5">pstree</text:span></text:p>
      <text:p text:style-name="P1"/>
      <text:p text:style-name="P11">Aufgabe <text:span text:style-name="T1">2</text:span> – <text:span text:style-name="T1">Dateien und Verzeichnisse</text:span></text:p>
      <text:p text:style-name="P11"/>
      <text:list xml:id="list3705571253" text:style-name="L2">
        <text:list-item>
          <text:p text:style-name="P25">Erzeugen Sie in Ihrem Benutzerverzeichnis (Home-Verzeichnis) ein Verzeichnis <text:span text:style-name="T2">B</text:span><text:span text:style-name="T3">T</text:span><text:span text:style-name="T2">S</text:span>.</text:p>
        </text:list-item>
      </text:list>
      <text:p text:style-name="P3"/>
      <text:p text:style-name="P3"><text:tab/><text:span text:style-name="T5">mkdir ~/BTS</text:span></text:p>
      <text:p text:style-name="P3"><text:tab/></text:p>
      <text:list xml:id="list171818657538634" text:continue-numbering="true" text:style-name="L2">
        <text:list-item>
          <text:p text:style-name="P25">Wechseln Sie in das Verzeichnis <text:span text:style-name="T2">BTS</text:span> und erzeugen Sie darin eine leere Datei mit dem Dateinamen <text:span text:style-name="T2">Datei1.txt </text:span><text:span text:style-name="T1">(</text:span>Verwenden Sie zum Anlegen der Datei keinen Editor, sondern einen Kommandozeilenbefehl<text:span text:style-name="T1">)</text:span>.</text:p>
        </text:list-item>
      </text:list>
      <text:p text:style-name="P3"/>
      <text:p text:style-name="P3"><text:tab/><text:span text:style-name="T5">cd ~/BTS &amp;&amp; touch Datei1.txt</text:span></text:p>
      <text:p text:style-name="P3"/>
      <text:list xml:id="list171819156204619" text:continue-numbering="true" text:style-name="L2">
        <text:list-item>
          <text:p text:style-name="P25">Überprüfen Sie die Dateigröße der Datei <text:span text:style-name="T2">Datei1.txt</text:span>.</text:p>
        </text:list-item>
      </text:list>
      <text:p text:style-name="P3"/>
      <text:p text:style-name="P3"><text:tab/><text:span text:style-name="T5">ls -lh Datei1.txt</text:span></text:p>
      <text:p text:style-name="P3"/>
      <text:list xml:id="list171817731697708" text:continue-numbering="true" text:style-name="L2">
        <text:list-item>
          <text:p text:style-name="P25">Ändern Sie die Modifikationszeit der Datei <text:span text:style-name="T2">Datei1.txt</text:span> auf Ihr Geburtsdatum.</text:p>
        </text:list-item>
      </text:list>
      <text:p text:style-name="P3"/>
      <text:p text:style-name="P3"><text:tab/><text:span text:style-name="T5">touch -t XXXXYYZZAABB Datei1.txt</text:span></text:p>
      <text:p text:style-name="P3"/>
      <text:p text:style-name="P3"><text:tab/><text:span text:style-name="T5">XXXX</text:span> enthält das Jahr.</text:p>
      <text:p text:style-name="P3"><text:tab/><text:span text:style-name="T5">YY</text:span> enthält den Monat.</text:p>
      <text:p text:style-name="P3"><text:tab/><text:span text:style-name="T5">ZZ</text:span> enthält den Tag des Monats.</text:p>
      <text:p text:style-name="P3"><text:tab/><text:span text:style-name="T5">AA</text:span> enthält die Stunde.</text:p>
      <text:p text:style-name="P3"><text:tab/><text:span text:style-name="T5">BB</text:span> enthält die Minute.</text:p>
      <text:p text:style-name="P3"/>
      <text:list xml:id="list171818987232600" text:continue-numbering="true" text:style-name="L2">
        <text:list-item>
          <text:p text:style-name="P25">Erzeugen Sie auf der Shell eine neue Datei <text:span text:style-name="T2">Datei2.txt</text:span> und fügen Sie in die neue Datei einen beliebigen mehrzeiligen Text als Inhalt ein <text:span text:style-name="T7">(</text:span>Verwenden Sie für das Einfügen des Textes keinen Editor, sondern einen Kommandozeilenbefehl<text:span text:style-name="T7">)</text:span>.</text:p>
        </text:list-item>
      </text:list>
      <text:p text:style-name="P3"/>
      <text:p text:style-name="P3"><text:tab/><text:span text:style-name="T5">echo -e "Zeile1\nZeile2" &gt; Datei2.txt</text:span></text:p>
      <text:p text:style-name="P3"/>
      <text:list xml:id="list171818507269251" text:continue-numbering="true" text:style-name="L2">
        <text:list-item>
          <text:p text:style-name="P25">Geben Sie die erste Zeile der Datei <text:span text:style-name="T2">Datei2.txt</text:span> aus.</text:p>
        </text:list-item>
      </text:list>
      <text:p text:style-name="P3"/>
      <text:p text:style-name="P3"><text:tab/><text:span text:style-name="T5">head -n 1 Datei2.txt</text:span></text:p>
      <text:p text:style-name="P3"/>
      <text:list xml:id="list171817794938547" text:continue-numbering="true" text:style-name="L2">
        <text:list-item>
          <text:p text:style-name="P25">Hängen den Inhalt von <text:span text:style-name="T2">Datei2.txt</text:span> an <text:span text:style-name="T2">Datei1.txt</text:span> an <text:span text:style-name="T8">(Verwenden keinen Editor, sondern einen Kommandozeilenbefehl).</text:span></text:p>
        </text:list-item>
      </text:list>
      <text:p text:style-name="P3"/>
      <text:p text:style-name="P3"><text:tab/><text:span text:style-name="T5">cat Datei2.txt &gt;&gt; Datei1.txt</text:span></text:p>
      <text:p text:style-name="P3"/>
      <text:list xml:id="list171819824456260" text:continue-numbering="true" text:style-name="L2">
        <text:list-item>
          <text:p text:style-name="P25">Erzeugen Sie in Ihrem Home-Verzeichnis ein Verzeichnis mit dem Verzeichnisnamen <text:span text:style-name="T2">BS</text:span><text:span text:style-name="T4">_</text:span><text:span text:style-name="T2">Vorlesung</text:span>.</text:p>
        </text:list-item>
      </text:list>
      <text:p text:style-name="P3"/>
      <text:p text:style-name="P3"><text:tab/><text:span text:style-name="T5">mkdir ~/BS_Vorlesung</text:span></text:p>
      <text:p text:style-name="P3"/>
      <text:list xml:id="list171818477890923" text:continue-numbering="true" text:style-name="L2">
        <text:list-item>
          <text:p text:style-name="P26">Kopieren Sie die Dateien <text:span text:style-name="T2">Datei1.txt</text:span> und <text:span text:style-name="T2">Datei2.txt</text:span> aus dem Verzeichnis <text:span text:style-name="T2">BTS</text:span> in das Verzeichnis <text:span text:style-name="T2">BS</text:span><text:span text:style-name="T4">_</text:span><text:span text:style-name="T2">Vorlesung</text:span>.</text:p>
        </text:list-item>
      </text:list>
      <text:p text:style-name="P9"><text:soft-page-break/><text:tab/></text:p>
      <text:p text:style-name="P9"><text:tab/><text:span text:style-name="T5">cp ~/BTS/* ~/BS_Vorlesung</text:span><text:span text:style-name="T5"/></text:p>
      <text:p text:style-name="P9"/>
      <text:list xml:id="list171818093114207" text:continue-numbering="true" text:style-name="L2">
        <text:list-item>
          <text:p text:style-name="P26">Löschen Sie das Verzeichnis <text:span text:style-name="T2">BTS.</text:span></text:p>
        </text:list-item>
      </text:list>
      <text:p text:style-name="P9"/>
      <text:p text:style-name="P9"><text:span text:style-name="T2"><text:tab/></text:span><text:span text:style-name="T5">rm -rf ~/BTS</text:span></text:p>
      <text:p text:style-name="P17"/>
      <text:p text:style-name="P3"><text:tab/></text:p>
      <text:p text:style-name="P12">Aufgabe <text:span text:style-name="T9">3</text:span> – <text:span text:style-name="T9">Hello World</text:span></text:p>
      <text:p text:style-name="P12"/>
      <text:p text:style-name="P4"><text:span text:style-name="T9">Schreiben Sie ein C-Programm </text:span><text:span text:style-name="T2">hello.c, </text:span><text:span text:style-name="T9">das „Hello, World“ in d</text:span><text:span text:style-name="T10">ie</text:span><text:span text:style-name="T9"> Standardausgabe ausgibt.</text:span></text:p>
      <text:p text:style-name="P4"/>
      <text:p text:style-name="P7"><text:a xlink:type="simple" xlink:href="https://github.com/RalphRadermacher/OperatingSystems/blob/main/src/03_HelloWorld/hello.c" text:style-name="Internet_20_link" text:visited-style-name="Visited_20_Internet_20_Link"><text:span text:style-name="T2">hello.c</text:span></text:a></text:p>
      <text:p text:style-name="P4"/>
      <text:p text:style-name="P12"/>
      <text:p text:style-name="P13">Aufgabe <text:span text:style-name="T10">4</text:span> – <text:span text:style-name="T10">Argumente</text:span></text:p>
      <text:p text:style-name="P13"/>
      <text:p text:style-name="P8"><text:span text:style-name="T9">Schreiben Sie ein C-Programm </text:span><text:span text:style-name="T2">args.c</text:span><text:span text:style-name="T9">, </text:span><text:span text:style-name="T15">das die Argumente der Kommandozeile in der Standausgabe ausgibt.</text:span></text:p>
      <text:p text:style-name="P8"/>
      <text:p text:style-name="P7"><text:a xlink:type="simple" xlink:href="https://github.com/RalphRadermacher/OperatingSystems/blob/main/src/04_Args/args.c" text:style-name="Internet_20_link" text:visited-style-name="Visited_20_Internet_20_Link"><text:span text:style-name="T2">args.c</text:span></text:a></text:p>
      <text:p text:style-name="P16"/>
      <text:p text:style-name="P15"/>
      <text:p text:style-name="P14">Aufgabe <text:span text:style-name="T14">5</text:span> – <text:span text:style-name="T11">Translate</text:span></text:p>
      <text:p text:style-name="P14"/>
      <text:p text:style-name="P6"><text:span text:style-name="T9">Schreiben Sie ein C-Programm </text:span><text:span text:style-name="T2">translate.c, </text:span><text:span text:style-name="T9">das </text:span><text:span text:style-name="T11">Zeichenketten aus der Stand</text:span><text:span text:style-name="T9">e</text:span><text:span text:style-name="T11">ingabe einliest und </text:span><text:span text:style-name="T13">nach einer Übersetzung </text:span><text:span text:style-name="T11">in der Standardausgabe</text:span><text:span text:style-name="T9"> </text:span><text:span text:style-name="T13">wieder </text:span><text:span text:style-name="T9">ausgibt. </text:span><text:span text:style-name="T12">Die Übersetzung wird du</text:span><text:span text:style-name="T13">r</text:span><text:span text:style-name="T12">ch zwei gleichlange Argumente der Kommandozeile </text:span><text:span text:style-name="T2">set1</text:span><text:span text:style-name="T12"> und </text:span><text:span text:style-name="T2">set2</text:span><text:span text:style-name="T12"> definiert </text:span><text:span text:style-name="T13">und geschieht wie folgt, für der jeden Buchstaben der eingelesenen Zeichenketten wird in nachdem ersten Auftreten des Buchstabens <text:s/>in dem Argumente </text:span><text:span text:style-name="T2">set1</text:span><text:span text:style-name="T13"> gesucht. Falls der Buchstabe nicht im Argument </text:span><text:span text:style-name="T2">set1</text:span><text:span text:style-name="T13"> gefunden wird, bleibt der Buchstabe unverändert. Falls der Buchstabe im Argument </text:span><text:span text:style-name="T2">set1</text:span><text:span text:style-name="T13"> an der i-ten Stelle zum ersten Mal auftritt, wird der Buchstabe durch den Buchstabe an der i-ten Stelle des Arguments </text:span><text:span text:style-name="T2">set2</text:span><text:span text:style-name="T13"> ersetzt. </text:span></text:p>
      <text:p text:style-name="P34"><text:a xlink:type="simple" xlink:href="https://github.com/RalphRadermacher/OperatingSystems/blob/main/src/06_Fork/fork.c" text:style-name="Internet_20_link" text:visited-style-name="Visited_20_Internet_20_Link"><text:span text:style-name="T6"/></text:a></text:p>
      <text:p text:style-name="P34"><text:a xlink:type="simple" xlink:href="https://github.com/RalphRadermacher/OperatingSystems/blob/main/src/05_Translate/translate.c" text:style-name="Internet_20_link" text:visited-style-name="Visited_20_Internet_20_Link"><text:span text:style-name="T6">translate.c</text:span></text:a></text:p>
      <text:p text:style-name="P7"><text:span text:style-name="T2"/></text:p>
      <text:p text:style-name="P28"/>
      <text:p text:style-name="P31">Aufgabe <text:span text:style-name="T24">6</text:span> – <text:span text:style-name="T24">Fork &amp; Exec</text:span></text:p>
      <text:p text:style-name="P31"/>
      <text:list xml:id="list3009065869" text:style-name="L3">
        <text:list-item>
          <text:p text:style-name="P32"><text:span text:style-name="T9">Schreiben Sie ein C-Programm </text:span><text:span text:style-name="T6">fork.c, </text:span><text:span text:style-name="T20">das einen Kindprozess erzeugt, wobei der Elternprozess und der Kindprozess jeweils ihre Prozess-Id in der Standardausgabe ausgeben </text:span><text:span text:style-name="T22">sollen.</text:span></text:p>
        </text:list-item>
      </text:list>
      <text:p text:style-name="P33"><text:span text:style-name="T22"/></text:p>
      <text:p text:style-name="P33"><text:span text:style-name="T22"><text:tab/></text:span><text:a xlink:type="simple" xlink:href="https://github.com/RalphRadermacher/OperatingSystems/blob/main/src/06_Fork/fork.c" text:style-name="Internet_20_link" text:visited-style-name="Visited_20_Internet_20_Link"><text:span text:style-name="T23">fork.c</text:span></text:a></text:p>
      <text:p text:style-name="P33"><text:span text:style-name="T22"/></text:p>
      <text:list xml:id="list171819387470210" text:continue-numbering="true" text:style-name="L3">
        <text:list-item>
          <text:p text:style-name="P29"><text:span text:style-name="T20">S</text:span><text:span text:style-name="T19">chreiben Sie zwei C-Pogramme </text:span><text:span text:style-name="T2">parent.c</text:span><text:span text:style-name="T19"> und </text:span><text:span text:style-name="T2">child.c</text:span><text:span text:style-name="T19">. Das Programm </text:span><text:span text:style-name="T2">parent.c</text:span><text:span text:style-name="T19"> soll als erstes Argument den Pfad des kompilierten Programms </text:span><text:span text:style-name="T2">child.c</text:span><text:span text:style-name="T19"> und ggf. weitere Argumente übergeben bekommen und dieses Programm mit den weiteres Argumente als Kindprozess starten. Das Programm </text:span><text:span text:style-name="T2">child.c</text:span><text:span text:style-name="T19"> soll lediglich d</text:span><text:span text:style-name="T21">ie Argumente der Kommandozeile in der Standausgabe aus</text:span><text:span text:style-name="T19">geben </text:span><text:span text:style-name="T22">(siehe Aufgabe 4).</text:span></text:p>
        </text:list-item>
      </text:list>
      <text:p text:style-name="P30"><text:span text:style-name="T22"/></text:p>
      <text:p text:style-name="P33"><text:soft-page-break/><text:span text:style-name="T22"><text:tab/></text:span><text:a xlink:type="simple" xlink:href="https://github.com/RalphRadermacher/OperatingSystems/blob/main/src/06_Fork/parent.c" text:style-name="Internet_20_link" text:visited-style-name="Visited_20_Internet_20_Link"><text:span text:style-name="T23">parent.c</text:span></text:a></text:p>
      <text:p text:style-name="P33"><text:span text:style-name="T23"><text:tab/></text:span><text:a xlink:type="simple" xlink:href="https://github.com/RalphRadermacher/OperatingSystems/blob/main/src/06_Fork/child.c" text:style-name="Internet_20_link" text:visited-style-name="Visited_20_Internet_20_Link"><text:span text:style-name="T23">child.c</text:span></text:a></text:p>
      <text:p text:style-name="P33"><text:tab/></text:p>
      <text:p text:style-name="P30"><text:span text:style-name="T22"/></text:p>
      <text:p text:style-name="P30"><text:span text:style-name="T22"><text:tab/></text:span></text:p>
      <text:p text:style-name="P14"/>
      <text:p text:style-name="P6"/>
      <text:p text:style-name="P5"/>
      <text:p text:style-name="P13"/>
      <text:p text:style-name="P12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09:22:07.681334899</meta:creation-date>
    <meta:generator>LibreOffice/7.4.7.2$Linux_X86_64 LibreOffice_project/40$Build-2</meta:generator>
    <dc:date>2024-05-14T17:18:17.552084612</dc:date>
    <meta:editing-duration>PT1H50M26S</meta:editing-duration>
    <meta:editing-cycles>46</meta:editing-cycles>
    <meta:document-statistic meta:table-count="0" meta:image-count="0" meta:object-count="0" meta:page-count="6" meta:paragraph-count="129" meta:word-count="824" meta:character-count="5498" meta:non-whitespace-character-count="4779"/>
  </office:meta>
</office:document-meta>
</file>